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pitch="variable" svg:panose-1="5 1 0 0 0 0 0 0 0 0"/>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1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1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1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1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1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1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1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1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84in" text:min-label-width="0.25in" text:list-level-position-and-space-mode="label-alignment">
          <style:list-level-label-alignment text:label-followed-by="listtab" fo:margin-left="0.534in" fo:text-indent="-0.25in"/>
        </style:list-level-properties>
      </text:list-level-style-number>
      <text:list-level-style-number text:level="2" style:num-suffix="." style:num-format="a" style:num-letter-sync="true">
        <style:list-level-properties text:space-before="0.784in" text:min-label-width="0.25in" text:list-level-position-and-space-mode="label-alignment">
          <style:list-level-label-alignment text:label-followed-by="listtab" fo:margin-left="1.034in" fo:text-indent="-0.25in"/>
        </style:list-level-properties>
      </text:list-level-style-number>
      <text:list-level-style-number text:level="3" style:num-suffix="." style:num-format="i">
        <style:list-level-properties fo:text-align="end" text:space-before="1.409in" text:min-label-width="0.125in" text:list-level-position-and-space-mode="label-alignment">
          <style:list-level-label-alignment text:label-followed-by="listtab" fo:margin-left="1.534in" fo:text-indent="-0.125in"/>
        </style:list-level-properties>
      </text:list-level-style-number>
      <text:list-level-style-number text:level="4" style:num-suffix="." style:num-format="1">
        <style:list-level-properties text:space-before="1.784in" text:min-label-width="0.25in" text:list-level-position-and-space-mode="label-alignment">
          <style:list-level-label-alignment text:label-followed-by="listtab" fo:margin-left="2.034in" fo:text-indent="-0.25in"/>
        </style:list-level-properties>
      </text:list-level-style-number>
      <text:list-level-style-number text:level="5" style:num-suffix="." style:num-format="a" style:num-letter-sync="true">
        <style:list-level-properties text:space-before="2.284in" text:min-label-width="0.25in" text:list-level-position-and-space-mode="label-alignment">
          <style:list-level-label-alignment text:label-followed-by="listtab" fo:margin-left="2.534in" fo:text-indent="-0.25in"/>
        </style:list-level-properties>
      </text:list-level-style-number>
      <text:list-level-style-number text:level="6" style:num-suffix="." style:num-format="i">
        <style:list-level-properties fo:text-align="end" text:space-before="2.909in" text:min-label-width="0.125in" text:list-level-position-and-space-mode="label-alignment">
          <style:list-level-label-alignment text:label-followed-by="listtab" fo:margin-left="3.034in" fo:text-indent="-0.125in"/>
        </style:list-level-properties>
      </text:list-level-style-number>
      <text:list-level-style-number text:level="7" style:num-suffix="." style:num-format="1">
        <style:list-level-properties text:space-before="3.284in" text:min-label-width="0.25in" text:list-level-position-and-space-mode="label-alignment">
          <style:list-level-label-alignment text:label-followed-by="listtab" fo:margin-left="3.534in" fo:text-indent="-0.25in"/>
        </style:list-level-properties>
      </text:list-level-style-number>
      <text:list-level-style-number text:level="8" style:num-suffix="." style:num-format="a" style:num-letter-sync="true">
        <style:list-level-properties text:space-before="3.784in" text:min-label-width="0.25in" text:list-level-position-and-space-mode="label-alignment">
          <style:list-level-label-alignment text:label-followed-by="listtab" fo:margin-left="4.034in" fo:text-indent="-0.25in"/>
        </style:list-level-properties>
      </text:list-level-style-number>
      <text:list-level-style-number text:level="9" style:num-suffix="." style:num-format="i">
        <style:list-level-properties fo:text-align="end" text:space-before="4.409in" text:min-label-width="0.125in" text:list-level-position-and-space-mode="label-alignment">
          <style:list-level-label-alignment text:label-followed-by="listtab" fo:margin-left="4.534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olo4" style:master-page-name="MP0" style:family="paragraph">
      <style:paragraph-properties fo:break-before="page"/>
    </style:style>
    <style:style style:name="T2" style:parent-style-name="Car.predefinitoparagrafo" style:family="text">
      <style:text-properties style:font-name-asian="Arial" fo:language="en" fo:country="US"/>
    </style:style>
    <style:style style:name="P3" style:parent-style-name="Titolo4" style:family="paragraph">
      <style:text-properties fo:language="en" fo:country="US"/>
    </style:style>
    <style:style style:name="T4" style:parent-style-name="Car.predefinitoparagrafo" style:family="text">
      <style:text-properties style:text-underline-type="single" style:text-underline-style="solid" style:text-underline-width="auto" style:text-underline-mode="continuous"/>
    </style:style>
    <style:style style:name="T5" style:parent-style-name="Car.predefinitoparagrafo" style:family="text">
      <style:text-properties style:text-underline-type="single" style:text-underline-style="solid" style:text-underline-width="auto" style:text-underline-mode="continuous"/>
    </style:style>
    <style:style style:name="P6" style:parent-style-name="Paragrafoelenco" style:family="paragraph"/>
    <style:style style:name="P7" style:parent-style-name="Paragrafoelenco" style:family="paragraph"/>
    <style:style style:name="P8" style:parent-style-name="Paragrafoelenco" style:family="paragraph"/>
    <style:style style:name="P9" style:parent-style-name="Paragrafoelenco" style:family="paragraph"/>
    <style:style style:name="P10" style:parent-style-name="Paragrafoelenco" style:family="paragraph"/>
    <style:style style:name="P11" style:parent-style-name="Paragrafoelenco" style:family="paragraph"/>
    <style:style style:name="P12" style:parent-style-name="Paragrafoelenco" style:family="paragraph"/>
    <style:style style:name="T13" style:parent-style-name="Car.predefinitoparagrafo" style:family="text">
      <style:text-properties style:text-underline-type="single" style:text-underline-style="solid" style:text-underline-width="auto" style:text-underline-mode="continuous"/>
    </style:style>
    <style:style style:name="T14" style:parent-style-name="Car.predefinitoparagrafo" style:family="text">
      <style:text-properties style:text-underline-type="single" style:text-underline-style="solid" style:text-underline-width="auto" style:text-underline-mode="continuous"/>
    </style:style>
    <style:style style:name="P15" style:parent-style-name="Paragrafoelenco" style:family="paragraph"/>
    <style:style style:name="T16" style:parent-style-name="Car.predefinitoparagrafo" style:family="text">
      <style:text-properties style:text-underline-type="single" style:text-underline-style="solid" style:text-underline-width="auto" style:text-underline-mode="continuous"/>
    </style:style>
    <style:style style:name="T17" style:parent-style-name="Car.predefinitoparagrafo" style:family="text">
      <style:text-properties style:text-underline-type="single" style:text-underline-style="solid" style:text-underline-width="auto" style:text-underline-mode="continuous"/>
    </style:style>
    <style:style style:name="P18" style:parent-style-name="Paragrafoelenco" style:family="paragraph"/>
    <style:style style:name="T19" style:parent-style-name="Car.predefinitoparagrafo" style:family="text">
      <style:text-properties fo:font-weight="bold" style:font-weight-asian="bold"/>
    </style:style>
    <style:style style:name="P20" style:parent-style-name="Paragrafoelenco" style:family="paragraph"/>
    <style:style style:name="T21" style:parent-style-name="Car.predefinitoparagrafo" style:family="text">
      <style:text-properties fo:font-weight="bold" style:font-weight-asian="bold"/>
    </style:style>
    <style:style style:name="T22" style:parent-style-name="Car.predefinitoparagrafo" style:family="text">
      <style:text-properties fo:font-weight="bold" style:font-weight-asian="bold"/>
    </style:style>
    <style:style style:name="P23" style:parent-style-name="Paragrafoelenco" style:family="paragraph"/>
    <style:style style:name="T24" style:parent-style-name="Car.predefinitoparagrafo" style:family="text">
      <style:text-properties fo:font-weight="bold" style:font-weight-asian="bold"/>
    </style:style>
    <style:style style:name="P25" style:parent-style-name="Paragrafoelenco" style:family="paragraph"/>
    <style:style style:name="T26" style:parent-style-name="Car.predefinitoparagrafo" style:family="text">
      <style:text-properties fo:font-weight="bold" style:font-weight-asian="bold"/>
    </style:style>
    <style:style style:name="P27" style:parent-style-name="Paragrafoelenco" style:family="paragraph"/>
    <style:style style:name="T28" style:parent-style-name="Car.predefinitoparagrafo" style:family="text">
      <style:text-properties fo:font-weight="bold" style:font-weight-asian="bold"/>
    </style:style>
    <style:style style:name="P29" style:parent-style-name="Paragrafoelenco" style:family="paragraph"/>
    <style:style style:name="T30" style:parent-style-name="Car.predefinitoparagrafo" style:family="text">
      <style:text-properties fo:font-weight="bold" style:font-weight-asian="bold"/>
    </style:style>
    <style:style style:name="P31" style:parent-style-name="Normale" style:family="paragraph">
      <style:text-properties fo:font-weight="bold" style:font-weight-asian="bold"/>
    </style:style>
    <style:style style:name="P32" style:parent-style-name="Paragrafoelenco" style:family="paragraph">
      <style:text-properties fo:font-weight="bold" style:font-weight-asian="bold"/>
    </style:style>
    <style:style style:name="P33" style:parent-style-name="Paragrafoelenco" style:family="paragraph"/>
    <style:style style:name="T34" style:parent-style-name="Car.predefinitoparagrafo" style:family="text">
      <style:text-properties fo:font-weight="bold" style:font-weight-asian="bold" fo:language="en" fo:country="US"/>
    </style:style>
    <style:style style:name="P35" style:parent-style-name="Normale" style:family="paragraph">
      <style:text-properties fo:color="#FF0000"/>
    </style:style>
    <style:style style:name="P36" style:parent-style-name="Paragrafoelenco" style:family="paragraph"/>
    <style:style style:name="P37" style:parent-style-name="Paragrafoelenco" style:family="paragraph"/>
  </office:automatic-styles>
  <office:body>
    <office:text text:use-soft-page-breaks="true">
      <text:h text:style-name="P1" text:outline-level="4"><text:bookmark-start text:name="page1"/><text:bookmark-end text:name="page1"/><text:span text:style-name="T2">Level-Set-Based Partitioning and Packing Optimization of a Printable Model</text:span></text:h>
      <text:h text:style-name="P3" text:outline-level="4"/>
      <text:p text:style-name="Normale">La tecnologia della stampa 3D ha rivoluzionato molti aspetti della produzione industriale, ma ha fatto<text:s/>emergere anche delle nuove criticità e problemi da gestire nella maniera più opportuna come il suddividere un modello 3D in singoli pezzi al fine di ottenere vantaggi come la diminuzione dello spazio di confezionamento grazie alla riorganizzazione dei pezzi nella confezione, la riduzione del tempo di stampa grazie a processi di stampa paralleli o la creazione di modelli 3D di volume superiore a quello consentito dalla stampante in uso.</text:p>
      <text:p text:style-name="Normale">In questo paper è stato presentato uno studio sul partizionamento e confezionamento (packing) dei modelli 3D utilizzando un framework multi-phase level set (framework multi-fase basato sul level set) al fine di generare un partizionamento ottimale dei modelli 3D.</text:p>
      <text:p text:style-name="Normale">Prima di tutto si è costruita<text:s/><text:span text:style-name="T4">un tool di analisi che valuta la q</text:span><text:span text:style-name="T5">ualità del partizionamento</text:span><text:s/>attraverso sei metriche:<text:s/></text:p>
      <text:list text:style-name="LFO1" text:continue-numbering="true">
        <text:list-item>
          <text:list>
            <text:list-item>
              <text:p text:style-name="P6">Stress load</text:p>
            </text:list-item>
            <text:list-item>
              <text:p text:style-name="P7">Surface detail</text:p>
            </text:list-item>
            <text:list-item>
              <text:p text:style-name="P8">Interface area</text:p>
            </text:list-item>
            <text:list-item>
              <text:p text:style-name="P9">Packed size</text:p>
            </text:list-item>
            <text:list-item>
              <text:p text:style-name="P10">Printability</text:p>
            </text:list-item>
            <text:list-item>
              <text:p text:style-name="P11">Assembling</text:p>
            </text:list-item>
          </text:list>
        </text:list-item>
        <text:list-item>
          <text:p text:style-name="P12">Sulla base di questa analisi,<text:span text:style-name="T13"><text:s/>sono stati trovati dei metodi level set per migliorare la qualità del partizionamento (sempre s</text:span><text:span text:style-name="T14">ulla base delle metriche precedentemente indicate)</text:span>. Questi metodi sono stati poi integrati in un sistema automatico che ripetutamente e localmente <text:s/>ha ottimizzato il partizionamento.</text:p>
        </text:list-item>
        <text:list-item>
          <text:p text:style-name="P15">Con il risultato del partizionamento finale,<text:span text:style-name="T16"><text:s/>si trova un algoritmo di mod</text:span><text:span text:style-name="T17">ellazione del contenitore per facilitare il processo di confezionamento dei pezzi stampati</text:span>.</text:p>
        </text:list-item>
      </text:list>
      <text:p text:style-name="Normale">Le metriche precedentemente individuate permettono di determinare la qualità del partizionamento del modello 3D.<text:s/></text:p>
      <text:list text:style-name="LFO2" text:continue-numbering="true">
        <text:list-item>
          <text:p text:style-name="P18"><text:span text:style-name="T19">Carico di stress minimo</text:span>. Il partizionamento d dovrebbe evitare regioni di stress elevate all'interno di un modello. Ciò è quello di evitare che i pezzi siano facilmente separabili, a causa di grandi tensioni o carichi di taglio.</text:p>
        </text:list-item>
        <text:list-item>
          <text:p text:style-name="P20"><text:span text:style-name="T21">Allineamento del dettaglio superficiale <text:s/>(Surface detail alignment)</text:span>.<text:span text:style-name="T22"><text:s/></text:span>I pezzi<text:s/>del modello potrebbero non allinearsi/combaciare perfettamente a causa di errori nella stampa, Per rendere le cuciture meno visibili sulle superfici confinanti, possiamo allinearle con dettagli superficiali, dove le persone si aspettano di vedere le discontinuità</text:p>
        </text:list-item>
        <text:list-item>
          <text:p text:style-name="P23"><text:span text:style-name="T24">Interfaccia minima:</text:span><text:s/>una cucitura tra due pezzi può anche essere ridotta minimizzando l‘area di contatto. Più è piccola l’area di contatto/contorno, minore sarà la probabilità che le parti non combacino.</text:p>
        </text:list-item>
        <text:list-item>
          <text:p text:style-name="P25"><text:span text:style-name="T26">Minima dimensione dello stato Packed.<text:s/></text:span>Il partizionamento dovrebbe permettere ai pezzi di essere densamente organizzati in uno stato utile per l’imballaggio e per il trasporto. Questo stato può essere utile per velocizzare la stampa e minimizzare l’altezza dei pezzi</text:p>
        </text:list-item>
        <text:list-item>
          <text:p text:style-name="P27"><text:span text:style-name="T28">Stampabilità</text:span>. Il partizionamento<text:s/>dovrebbe assicurare che ogni pezzo possa essere stampato; nello specifico ogni pezzo non dovrebbe superare il volume della stampante 3D o contenere dei dettagli non rappresentabili dalla risoluzione della stampante utilizzata.</text:p>
        </text:list-item>
        <text:list-item>
          <text:p text:style-name="P29"><text:span text:style-name="T30">Assemblaggio</text:span>.<text:s/>Non devono sussistere problemi nell’assemblaggio dei pezzi nello stato originale o in quello packed.</text:p>
        </text:list-item>
      </text:list>
      <text:p text:style-name="Normale">Il partizionamento del modello 3D è stato condotto con la rappresentazione geometrica del level set<text:s/></text:p>
      <text:p text:style-name="Normale">https://en.wikipedia.org/wiki/Level-set_method<text:s/></text:p>
      <text:p text:style-name="Normale">La rappresentazione level set gestisce i cambiamenti topologici senza effettuare il remesh (nuova topologia di mesh in cui si ha un cambio di numero, forma, dimensione, allineamento di poligoni):<text:s/><text:a xlink:href="https://docs.blender.org/manual/de/dev/modeling/modifiers/generate/remesh.html" office:target-frame-name="_top" xlink:show="replace"><text:span text:style-name="Collegamentoipertestuale">https://docs.blender.org/manual/de/dev/modeling/modifiers/generate/remesh.html</text:span></text:a>) ed evitando artefatti di sampling (errori di rappresentazione).</text:p>
      <text:p text:style-name="P31">Altre rappresentazioni sono:</text:p>
      <text:list text:style-name="LFO5" text:continue-numbering="true">
        <text:list-item>
          <text:p text:style-name="P32">Mesh</text:p>
        </text:list-item>
        <text:list-item>
          <text:p text:style-name="P33"><text:span text:style-name="T34">Point cloud.<text:s/></text:span>Vedi:<text:s/><text:a xlink:href="https://it.wikipedia.org/wiki/Nuvola_di_punti" office:target-frame-name="_top" xlink:show="replace"><text:span text:style-name="Collegamentoipertestuale">https://it.wikipedia.org/wiki/Nuvola_di_punti</text:span></text:a></text:p>
        </text:list-item>
      </text:list>
      <text:p text:style-name="P35">Altri motivi per cui è stato usato il level set sono due:</text:p>
      <text:list text:style-name="LFO6" text:continue-numbering="true">
        <text:list-item>
          <text:p text:style-name="P36">Il campo di distanza (signed distance field: https://en.wikipedia.org/wiki/Signed_distance_function) permette di gestire con facilità e velocità le collisioni che spesso si verificano nella simulazione del packing solver.</text:p>
        </text:list-item>
        <text:list-item>
          <text:p text:style-name="P37">In secondo luogo,<text:s/>essendo una<text:s/>rappresentazione volumetrica (indicata precedentemente come geometric processing), il level set è<text:s/>maggiormente<text:s/>compatibile con il processo di stratificazione comunemente utilizzato nella tecnologia di stampa 3D, che successivamente applica materiale di stampa in strati per formare il volume di un oggetto.</text:p>
        </text:list-item>
      </text:list>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pitch="variable" svg:panose-1="5 1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itolo4" style:display-name="Titolo 4" style:family="paragraph" style:parent-style-name="Normale" style:next-style-name="Normale"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fo:line-height="100%" fo:margin-left="0.5in">
        <style:tab-stops/>
      </style:paragraph-properties>
      <style:text-properties fo:hyphenate="false"/>
    </style:style>
    <style:style style:name="Titolo" style:display-name="Titolo" style:family="paragraph" style:parent-style-name="Normale" style:next-style-name="Normale">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oloCarattere" style:display-name="Titolo Carattere" style:family="text" style:parent-style-name="Car.predefinitoparagrafo">
      <style:text-properties style:font-name="Calibri Light" style:font-name-asian="Times New Roman" style:font-name-complex="Times New Roman" fo:letter-spacing="-0.0069in" style:letter-kerning="true" fo:font-size="28pt" style:font-size-asian="28pt" style:font-size-complex="28pt"/>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808080" fo:background-color="#E6E6E6"/>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estofumetto" style:display-name="Testo fumetto" style:family="paragraph" style:parent-style-name="Normale">
      <style:paragraph-properties fo:margin-bottom="0in" fo:line-height="100%"/>
      <style:text-properties style:font-name="Segoe UI" style:font-name-complex="Segoe UI" fo:font-size="9pt" style:font-size-asian="9pt" style:font-size-complex="9pt" fo:hyphenate="false"/>
    </style:style>
    <style:style style:name="TestofumettoCarattere" style:display-name="Testo fumetto Carattere" style:family="text" style:parent-style-name="Car.predefinitoparagrafo">
      <style:text-properties style:font-name="Segoe UI" style:font-name-complex="Segoe UI" fo:font-size="9pt" style:font-size-asian="9pt" style:font-size-complex="9pt"/>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Titolo4Carattere" style:display-name="Titolo 4 Carattere" style:family="text" style:parent-style-name="Car.predefinitoparagrafo">
      <style:text-properties style:font-name="Calibri Light" style:font-name-asian="Times New Roman" style:font-name-complex="Times New Roman" fo:font-style="italic" style:font-style-asian="italic" style:font-style-complex="italic"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1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1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1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1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1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1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1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1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84in" text:min-label-width="0.25in" text:list-level-position-and-space-mode="label-alignment">
          <style:list-level-label-alignment text:label-followed-by="listtab" fo:margin-left="0.534in" fo:text-indent="-0.25in"/>
        </style:list-level-properties>
      </text:list-level-style-number>
      <text:list-level-style-number text:level="2" style:num-suffix="." style:num-format="a" style:num-letter-sync="true">
        <style:list-level-properties text:space-before="0.784in" text:min-label-width="0.25in" text:list-level-position-and-space-mode="label-alignment">
          <style:list-level-label-alignment text:label-followed-by="listtab" fo:margin-left="1.034in" fo:text-indent="-0.25in"/>
        </style:list-level-properties>
      </text:list-level-style-number>
      <text:list-level-style-number text:level="3" style:num-suffix="." style:num-format="i">
        <style:list-level-properties fo:text-align="end" text:space-before="1.409in" text:min-label-width="0.125in" text:list-level-position-and-space-mode="label-alignment">
          <style:list-level-label-alignment text:label-followed-by="listtab" fo:margin-left="1.534in" fo:text-indent="-0.125in"/>
        </style:list-level-properties>
      </text:list-level-style-number>
      <text:list-level-style-number text:level="4" style:num-suffix="." style:num-format="1">
        <style:list-level-properties text:space-before="1.784in" text:min-label-width="0.25in" text:list-level-position-and-space-mode="label-alignment">
          <style:list-level-label-alignment text:label-followed-by="listtab" fo:margin-left="2.034in" fo:text-indent="-0.25in"/>
        </style:list-level-properties>
      </text:list-level-style-number>
      <text:list-level-style-number text:level="5" style:num-suffix="." style:num-format="a" style:num-letter-sync="true">
        <style:list-level-properties text:space-before="2.284in" text:min-label-width="0.25in" text:list-level-position-and-space-mode="label-alignment">
          <style:list-level-label-alignment text:label-followed-by="listtab" fo:margin-left="2.534in" fo:text-indent="-0.25in"/>
        </style:list-level-properties>
      </text:list-level-style-number>
      <text:list-level-style-number text:level="6" style:num-suffix="." style:num-format="i">
        <style:list-level-properties fo:text-align="end" text:space-before="2.909in" text:min-label-width="0.125in" text:list-level-position-and-space-mode="label-alignment">
          <style:list-level-label-alignment text:label-followed-by="listtab" fo:margin-left="3.034in" fo:text-indent="-0.125in"/>
        </style:list-level-properties>
      </text:list-level-style-number>
      <text:list-level-style-number text:level="7" style:num-suffix="." style:num-format="1">
        <style:list-level-properties text:space-before="3.284in" text:min-label-width="0.25in" text:list-level-position-and-space-mode="label-alignment">
          <style:list-level-label-alignment text:label-followed-by="listtab" fo:margin-left="3.534in" fo:text-indent="-0.25in"/>
        </style:list-level-properties>
      </text:list-level-style-number>
      <text:list-level-style-number text:level="8" style:num-suffix="." style:num-format="a" style:num-letter-sync="true">
        <style:list-level-properties text:space-before="3.784in" text:min-label-width="0.25in" text:list-level-position-and-space-mode="label-alignment">
          <style:list-level-label-alignment text:label-followed-by="listtab" fo:margin-left="4.034in" fo:text-indent="-0.25in"/>
        </style:list-level-properties>
      </text:list-level-style-number>
      <text:list-level-style-number text:level="9" style:num-suffix="." style:num-format="i">
        <style:list-level-properties fo:text-align="end" text:space-before="4.409in" text:min-label-width="0.125in" text:list-level-position-and-space-mode="label-alignment">
          <style:list-level-label-alignment text:label-followed-by="listtab" fo:margin-left="4.534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iuseppe bellisano</meta:initial-creator>
    <dc:creator>giuseppe bellisano</dc:creator>
    <meta:creation-date>2017-09-08T15:26:00Z</meta:creation-date>
    <dc:date>2017-09-08T15:27:00Z</dc:date>
    <meta:template xlink:href="Normal.dotm" xlink:type="simple"/>
    <meta:editing-cycles>3</meta:editing-cycles>
    <meta:editing-duration>PT60S</meta:editing-duration>
    <meta:document-statistic meta:page-count="3" meta:paragraph-count="8" meta:word-count="665" meta:character-count="4452" meta:row-count="31" meta:non-whitespace-character-count="3795"/>
  </office:meta>
</office:document-meta>
</file>